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 (Presencial) Activitats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2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8. Activitats avaluables 01 (Presencial)</text:span></text:p>
      <text:list xml:id="list1179792485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marts 11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25141117748226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4231242822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2934820009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25140826477028" text:continue-list="list25141117748226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25140623201593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1806865059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25140520638392" text:continue-list="list25140623201593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25139957938858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2011076958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2824281481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25140271367514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25140462120301" text:continue-list="list25139957938858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1" meta:character-count="6995" meta:non-whitespace-character-count="6023"/>
    <meta:generator>LibreOfficeDev/6.0.5.2$Linux_X86_64 LibreOffice_project/</meta:generator>
  </office:meta>
</office:document-meta>
</file>